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ce48c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ce48c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ce48c" style:font-size-asian="14pt" style:font-size-complex="16pt"/>
    </style:style>
    <style:style style:name="P4" style:family="paragraph" style:parent-style-name="Standard">
      <style:text-properties officeooo:rsid="00074c55" officeooo:paragraph-rsid="000d7d6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6789" officeooo:paragraph-rsid="000f6789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f6789" officeooo:paragraph-rsid="000f6789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ce48c"/>
    </style:style>
    <style:style style:name="T2" style:family="text">
      <style:text-properties officeooo:rsid="000d7d6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7f0055" style:font-name="Monospace" fo:font-size="10pt" fo:font-weight="bold" style:font-size-asian="10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xel Jérémy TD3</text:p>
      <text:p text:style-name="P3">TD : <text:span text:style-name="T1">Maven</text:span></text:p>
      <text:p text:style-name="P3"/>
      <text:p text:style-name="P1"/>
      <text:p text:style-name="P4">Dépôt git : <text:a xlink:type="simple" xlink:href="https://github.com/Miafiaj/ProjetMaven.git" text:style-name="Internet_20_link" text:visited-style-name="Visited_20_Internet_20_Link"><text:span text:style-name="T2">https://github.com/Miafiaj/ProjetMaven.git</text:span></text:a></text:p>
      <text:p text:style-name="P4"/>
      <text:p text:style-name="P5">Exercice 10 :</text:p>
      <text:p text:style-name="P6"/>
      <text:p text:style-name="P6"><text:span text:style-name="T3"><text:s text:c="4"/></text:span><text:span text:style-name="T5">public</text:span><text:span text:style-name="T3"> </text:span><text:span text:style-name="T5">void</text:span><text:span text:style-name="T3"> testApp()</text:span></text:p>
      <text:p text:style-name="P7"><text:span text:style-name="T3"><text:s text:c="4"/>{</text:span></text:p>
      <text:p text:style-name="P7"><text:span text:style-name="T3"><text:s text:c="8"/></text:span><text:span text:style-name="T4">assertEquals</text:span><text:span text:style-name="T3">(5,App.</text:span><text:span text:style-name="T4">max</text:span><text:span text:style-name="T3">(4,5));</text:span></text:p>
      <text:p text:style-name="P7"><text:span text:style-name="T3"><text:s text:c="8"/></text:span><text:span text:style-name="T4">assertEquals</text:span><text:span text:style-name="T3">(5,App.</text:span><text:span text:style-name="T4">max</text:span><text:span text:style-name="T3">(5,4));</text:span></text:p>
      <text:p text:style-name="P7"><text:span text:style-name="T3"><text:s text:c="4"/>}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11T17:16:21.651923709</meta:creation-date>
    <dc:date>2017-04-11T18:10:07.321530922</dc:date>
    <dc:creator>Rouxel Jeremy</dc:creator>
    <meta:editing-duration>PT1M21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20" meta:character-count="203" meta:non-whitespace-character-count="164"/>
  </office:meta>
</office:document-meta>
</file>